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6.908cm" presentation:class="title" presentation:user-transformed="true">
          <draw:text-box>
            <text:p text:style-name="P1">Clocks, Synchronous &amp; Asynchronous Logic</text:p>
          </draw:text-box>
        </draw:frame>
        <draw:frame presentation:style-name="pr2" draw:text-style-name="P2" draw:layer="layout" svg:width="26.67cm" svg:height="12.18cm" svg:x="-1.778cm" svg:y="12.446cm" presentation:class="outline" presentation:user-transformed="true">
          <draw:text-box>
            <text:list text:style-name="L2">
              <text:list-header>
                <text:p text:style-name="P1"><text:span text:style-name="T1">prepared for</text:span><text:span text:style-name="T2"> </text:span><text:span text:style-name="T2"><text:a xlink:href="http://hackerspace.gr/wiki/Programable_Logic_Lessons" xlink:type="simple">Programmable Logic Lessons</text:a></text:span><text:span text:style-name="T2"> / </text:span><text:span text:style-name="T2"><text:a xlink:href="http://hackerspace.gr/wiki/PLD_Workshop_11_06_2013" xlink:type="simple">1.3</text:a></text:span><text:span text:style-name="T2"> </text:span><text:span text:style-name="T3">by </text:span><text:span text:style-name="T3"><text:a xlink:href="http://hackerspace.gr/wiki/User:Skmp" xlink:type="simple">~skmp</text:a></text:span></text:p>
                <text:p text:style-name="P1"><text:span text:style-name="T4">Kindly hosted by </text:span><text:span text:style-name="T4"><text:a xlink:href="http://hackerspace.gr/" xlink:type="simple">hackerspace.gr</text:a></text:span></text:p>
                <text:p text:style-name="P1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locks</text:p>
          </draw:text-box>
        </draw:frame>
        <draw:frame presentation:style-name="pr5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Clocks are a way to measure time</text:p>
              </text:list-item>
              <text:list-item>
                <text:p><text:a xlink:href="http://en.wikipedia.org/wiki/Clock_signal" xlink:type="simple">Clock signal</text:a> is a signal with known time characteristics</text:p>
                <text:list>
                  <text:list-item>
                    <text:p>Duty cycle, Period, jitter etc</text:p>
                  </text:list-item>
                  <text:list-item>
                    <text:p>As hardware works in parallel and continuously, clock signals enable it to <text:span text:style-name="T5">wait</text:span></text:p>
                    <text:list>
                      <text:list-item>
                        <text:p><text:span text:style-name="T6">Work is considered complete when an “event” happens on the clock (low → hi, hi → low, both, etc)</text:span></text:p>
                      </text:list-item>
                    </text:list>
                  </text:list-item>
                  <text:list-item>
                    <text:p><text:span text:style-name="T6">Sources are usually </text:span><text:span text:style-name="T6"><text:a xlink:href="http://en.wikipedia.org/wiki/Crystal_oscillator" xlink:type="simple">quartz-piezoelectric</text:a></text:span><text:span text:style-name="T6"> mechanical tuned osculations</text:span></text:p>
                    <text:list>
                      <text:list-item>
                        <text:p><text:span text:style-name="T6"><text:a xlink:href="http://en.wikipedia.org/wiki/RC_oscillator" xlink:type="simple">RC oscillators</text:a></text:span><text:span text:style-name="T6"> are used as a “cheap-and-dirty” replacement for low frequencies</text:span></text:p>
                      </text:list-item>
                    </text:list>
                  </text:list-item>
                </text:list>
              </text:list-item>
              <text:list-item>
                <text:p>It is usual to have many clock signals on a circuit</text:p>
                <text:list>
                  <text:list-item>
                    <text:p>Clocks can be generated from another clock (<text:a xlink:href="http://en.wikipedia.org/wiki/Clock_divider" xlink:type="simple">clock divider</text:a>/multipliers // <text:a xlink:href="http://en.wikipedia.org/wiki/Phase-locked_loop" xlink:type="simple">PLLs</text:a>)\</text:p>
                    <text:list>
                      <text:list-item>
                        <text:p>This helps to keep the clocks synchronized</text:p>
                      </text:list-item>
                      <text:list-item>
                        <text:p>Phase locked clocks are also quite popular</text:p>
                      </text:list-item>
                    </text:list>
                  </text:list-item>
                  <text:list-item>
                    <text:p>Multiple crystals are possible</text:p>
                    <text:list>
                      <text:list-item>
                        <text:p>It is -nearly-impossible- to synchronize clocks from different sources</text:p>
                      </text:list-item>
                      <text:list-item>
                        <text:p><text:a xlink:href="http://en.wikipedia.org/wiki/Clock_drift" xlink:type="simple">Time/Clock drift</text:a> between the clocks is quite common</text:p>
                      </text:list-item>
                    </text:list>
                  </text:list-item>
                  <text:list-item>
                    <text:p>Usually circuits are split into “regions” that use different clocks – “<text:a xlink:href="http://en.wikipedia.org/wiki/Metastability_in_electronics#Synchronous_circuits" xlink:type="simple">clock domains</text:a>”</text:p>
                    <text:list>
                      <text:list-item>
                        <text:p>A clock domain is defined as a group of flip-flops with a common clock</text:p>
                      </text:list-item>
                      <text:list-item>
                        <text:p><text:a xlink:href="http://en.wikipedia.org/wiki/Clock_domain_crossing" xlink:type="simple">Clock domain crossings</text:a> Is when we need to communicate between different clock domai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ation building bloc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://en.wikipedia.org/wiki/Latch_(electronics)" xlink:type="simple">Latch</text:a></text:p>
                <text:list>
                  <text:list-item>
                    <text:p>“<text:a xlink:href="http://en.wikipedia.org/wiki/Sampling_(signal_processing)" xlink:type="simple">Samples</text:a>” an analog signal into a <text:a xlink:href="http://en.wikipedia.org/wiki/Discrete_time" xlink:type="simple">clock/discrete</text:a> signal</text:p>
                  </text:list-item>
                </text:list>
              </text:list-item>
              <text:list-item>
                <text:p><text:a xlink:href="http://en.wikipedia.org/wiki/FIFO" xlink:type="simple">FIFO</text:a>/Buffers</text:p>
                <text:list>
                  <text:list-item>
                    <text:p>FIFO is like a “queue” of data, first-in-first-out</text:p>
                  </text:list-item>
                  <text:list-item>
                    <text:p>Buffers are used to hold data</text:p>
                    <text:list>
                      <text:list-item>
                        <text:p>Kind of single slot FIFO</text:p>
                      </text:list-item>
                    </text:list>
                  </text:list-item>
                  <text:list-item>
                    <text:p>FIFOs are very useful to buffer delays between different b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lin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eak a long process into smaller stages</text:p>
                <text:list>
                  <text:list-item>
                    <text:p>Process at the same time different commands at diffident stages</text:p>
                  </text:list-item>
                  <text:list-item>
                    <text:p>Much higher utilization of hardware resources</text:p>
                  </text:list-item>
                  <text:list-item>
                    <text:p>For reference, modern cpus have 15-30 stage pipeline, modern gpus even longer</text:p>
                  </text:list-item>
                  <text:list-item>
                    <text:p>Has costs when output must be used as input</text:p>
                    <text:list>
                      <text:list-item>
                        <text:p>Pipeline bubb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ynchronous logi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tead of clocks uses data avaiable / processing finished</text:p>
              </text:list-item>
              <text:list-item>
                <text:p>Much more efficient (Around 50% of the power usage is spent on the clock) </text:p>
              </text:list-item>
              <text:list-item>
                <text:p>MUCH harder to design (all tools are optimized for synchronous design)</text:p>
              </text:list-item>
              <text:list-item>
                <text:p>(We won't really use thi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ed logi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to use best of both wrolds</text:p>
              </text:list-item>
              <text:list-item>
                <text:p><text:a xlink:href="https://www.google.gr/search?q=Globally+asynchronous+locally+synchronous" xlink:type="simple">Globally asynchronous locally synchronous</text:a></text:p>
                <text:list>
                  <text:list-item>
                    <text:p>Synchronous for smaller parts (simpler design)</text:p>
                  </text:list-item>
                  <text:list-item>
                    <text:p><text:s/>Asynchronous for “bigger” blocks where it makes sense and doesn't have much overhead</text:p>
                  </text:list-item>
                  <text:list-item>
                    <text:p>Isolate clock domains and match them b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!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 text:style-name="P4">Next week we'll talk more about cpus :)</text:p>
                <text:p/>
                <text:p text:style-name="P4">Feel free to drop by #hsgr @ freenode</text:p>
                <text:p text:style-name="P4">... or the <text:a xlink:href="http://lists.hackerspace.gr/listinfo/discuss" xlink:type="simple">hsgr mailing list</text:a></text:p>
                <text:p text:style-name="P4">... and use the <text:a xlink:href="http://hackerspace.gr/wiki/Programable_Logic_Lessons" xlink:type="simple">wiki</text:a> !</text:p>
                <text:p text:style-name="P4"><text:span text:style-name="T7">(or, send direct feedback – skmp@emudev.org)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TML_20_Preformatted" style:display-name="HTML Preformatted" style:family="graphic">
      <style:paragraph-properties fo:margin-left="0cm" fo:margin-right="0cm" fo:text-align="start" fo:text-indent="0cm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en" style:country-asian="US" style:font-family-complex="'Courier New'" style:font-family-generic-complex="modern" style:font-pitch-complex="fixed" style:font-size-complex="10pt" style:language-complex="ar" style:country-complex="SA"/>
    </style:style>
    <style:style style:name="HTML_20_Preformatted_20_Char" style:display-name="HTML Preformatted Char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co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1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2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sy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br0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kw3" style:family="graphic">
      <style:paragraph-properties style:text-autospace="none"/>
      <style:text-properties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8T18:42:10.87</meta:creation-date>
    <dc:date>2013-06-22T23:03:11.08</dc:date>
    <meta:editing-duration>PT7H39M23S</meta:editing-duration>
    <meta:editing-cycles>27</meta:editing-cycles>
    <meta:generator>LibreOffice/4.0.3.3$Windows_x86 LibreOffice_project/0eaa50a932c8f2199a615e1eb30f7ac74279539</meta:generator>
    <meta:document-statistic meta:object-count="49"/>
  </office:meta>
</office:document-meta>
</file>